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fo:font-weight="bold" officeooo:rsid="00055f1c" officeooo:paragraph-rsid="00055f1c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Times New Roman" fo:font-size="12pt" fo:font-weight="bold" officeooo:rsid="0021e7ee" officeooo:paragraph-rsid="0021e7e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Times New Roman" fo:font-size="12pt" officeooo:rsid="001c92b8" officeooo:paragraph-rsid="001c92b8" style:font-size-asian="12pt" style:font-size-complex="12pt"/>
    </style:style>
    <style:style style:name="P4" style:family="paragraph" style:parent-style-name="Standard">
      <style:text-properties style:font-name="Times New Roman" fo:font-size="12pt" officeooo:rsid="002563b0" officeooo:paragraph-rsid="002563b0" style:font-size-asian="12pt" style:font-size-complex="12pt"/>
    </style:style>
    <style:style style:name="P5" style:family="paragraph" style:parent-style-name="Standard">
      <style:text-properties style:font-name="Times New Roman" fo:font-size="12pt" officeooo:rsid="0025a023" officeooo:paragraph-rsid="0025a023" style:font-size-asian="12pt" style:font-size-complex="12pt"/>
    </style:style>
    <style:style style:name="P6" style:family="paragraph" style:parent-style-name="Standard" style:list-style-name="L1">
      <style:text-properties style:font-name="Times New Roman" fo:font-size="12pt" officeooo:rsid="00055f1c" officeooo:paragraph-rsid="00055f1c" style:font-size-asian="12pt" style:font-size-complex="12pt"/>
    </style:style>
    <style:style style:name="P7" style:family="paragraph" style:parent-style-name="Standard" style:list-style-name="L1">
      <style:text-properties style:font-name="Times New Roman" fo:font-size="12pt" officeooo:rsid="0006cc46" officeooo:paragraph-rsid="0006cc46" style:font-size-asian="12pt" style:font-size-complex="12pt"/>
    </style:style>
    <style:style style:name="P8" style:family="paragraph" style:parent-style-name="Standard" style:list-style-name="L1">
      <style:text-properties style:font-name="Times New Roman" fo:font-size="12pt" officeooo:rsid="000c91ad" officeooo:paragraph-rsid="000c91ad" style:font-size-asian="12pt" style:font-size-complex="12pt"/>
    </style:style>
    <style:style style:name="P9" style:family="paragraph" style:parent-style-name="Standard" style:list-style-name="L1">
      <style:text-properties style:font-name="Times New Roman" fo:font-size="12pt" officeooo:rsid="000dc0eb" officeooo:paragraph-rsid="000dc0eb" style:font-size-asian="12pt" style:font-size-complex="12pt"/>
    </style:style>
    <style:style style:name="P10" style:family="paragraph" style:parent-style-name="Standard" style:list-style-name="L1">
      <style:text-properties style:font-name="Times New Roman" fo:font-size="12pt" officeooo:rsid="000e9783" officeooo:paragraph-rsid="000e9783" style:font-size-asian="12pt" style:font-size-complex="12pt"/>
    </style:style>
    <style:style style:name="P11" style:family="paragraph" style:parent-style-name="Standard" style:list-style-name="L1">
      <style:text-properties style:font-name="Times New Roman" fo:font-size="12pt" officeooo:rsid="0014f619" officeooo:paragraph-rsid="0014f619" style:font-size-asian="12pt" style:font-size-complex="12pt"/>
    </style:style>
    <style:style style:name="P12" style:family="paragraph" style:parent-style-name="Standard" style:list-style-name="L2">
      <style:text-properties style:font-name="Times New Roman" fo:font-size="12pt" officeooo:rsid="0018c036" officeooo:paragraph-rsid="0018c036" style:font-size-asian="12pt" style:font-size-complex="12pt"/>
    </style:style>
    <style:style style:name="P13" style:family="paragraph" style:parent-style-name="Standard" style:list-style-name="L1">
      <style:text-properties style:font-name="Times New Roman" fo:font-size="12pt" fo:font-weight="normal" officeooo:rsid="000e9783" officeooo:paragraph-rsid="000e9783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text-position="0% 100%" style:font-name="Times New Roman" fo:font-size="12pt" fo:font-weight="normal" officeooo:rsid="0014f619" officeooo:paragraph-rsid="0014f619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text-position="0% 100%" style:font-name="Times New Roman" fo:font-size="12pt" fo:font-weight="normal" officeooo:rsid="0018c036" officeooo:paragraph-rsid="0018c036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text-position="0% 100%" style:font-name="Times New Roman" fo:font-size="12pt" fo:font-weight="normal" officeooo:rsid="0021e7ee" officeooo:paragraph-rsid="0021e7ee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text-position="0% 100%" style:font-name="Times New Roman" fo:font-size="12pt" style:text-underline-style="solid" style:text-underline-width="auto" style:text-underline-color="font-color" fo:font-weight="bold" officeooo:rsid="0018c036" officeooo:paragraph-rsid="0018c036" style:font-size-asian="12pt" style:font-weight-asian="bold" style:font-size-complex="12pt" style:font-weight-complex="bold"/>
    </style:style>
    <style:style style:name="P18" style:family="paragraph" style:parent-style-name="Standard">
      <style:text-properties style:text-position="0% 100%" style:font-name="Times New Roman" fo:font-size="12pt" style:text-underline-style="none" fo:font-weight="bold" officeooo:rsid="0018c036" officeooo:paragraph-rsid="0018c036" style:font-size-asian="12pt" style:font-weight-asian="bold" style:font-size-complex="12pt" style:font-weight-complex="bold"/>
    </style:style>
    <style:style style:name="P19" style:family="paragraph" style:parent-style-name="Standard">
      <style:text-properties style:text-position="0% 100%" style:font-name="Times New Roman" fo:font-size="12pt" style:text-underline-style="none" fo:font-weight="bold" officeooo:rsid="001f6b83" officeooo:paragraph-rsid="001f6b83" style:font-size-asian="12pt" style:font-weight-asian="bold" style:font-size-complex="12pt" style:font-weight-complex="bold"/>
    </style:style>
    <style:style style:name="P20" style:family="paragraph" style:parent-style-name="Standard">
      <style:text-properties style:text-position="0% 100%" style:font-name="Times New Roman" fo:font-size="12pt" fo:font-style="italic" fo:font-weight="normal" officeooo:rsid="001c92b8" officeooo:paragraph-rsid="001c92b8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text-properties style:text-position="0% 100%" style:font-name="Times New Roman" fo:font-size="12pt" fo:font-style="italic" fo:font-weight="normal" officeooo:rsid="002563b0" officeooo:paragraph-rsid="002563b0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b 58%" fo:font-weight="normal" style:font-weight-asian="normal" style:font-weight-complex="normal"/>
    </style:style>
    <style:style style:name="T4" style:family="text">
      <style:text-properties style:text-position="sub 58%" fo:font-weight="bold" style:font-weight-asian="bold" style:font-weight-complex="bold"/>
    </style:style>
    <style:style style:name="T5" style:family="text">
      <style:text-properties style:text-position="0% 100%"/>
    </style:style>
    <style:style style:name="T6" style:family="text">
      <style:text-properties style:text-position="0% 100%" fo:font-weight="normal" style:font-weight-asian="normal" style:font-weight-complex="normal"/>
    </style:style>
    <style:style style:name="T7" style:family="text">
      <style:text-properties style:text-position="0% 100%" fo:font-weight="normal" officeooo:rsid="0012fc01" style:font-weight-asian="normal" style:font-weight-complex="normal"/>
    </style:style>
    <style:style style:name="T8" style:family="text">
      <style:text-properties style:text-position="0% 100%" fo:font-weight="bold" style:font-weight-asian="bold" style:font-weight-complex="bold"/>
    </style:style>
    <style:style style:name="T9" style:family="text">
      <style:text-properties style:text-position="0% 100%" fo:font-weight="bold" officeooo:rsid="0012fc01" style:font-weight-asian="bold" style:font-weight-complex="bold"/>
    </style:style>
    <style:style style:name="T10" style:family="text">
      <style:text-properties style:text-position="0% 100%" style:text-underline-style="none" fo:font-weight="bold" style:font-weight-asian="bold" style:font-weight-complex="bold"/>
    </style:style>
    <style:style style:name="T11" style:family="text">
      <style:text-properties style:text-position="0% 100%" style:text-underline-style="none" fo:font-weight="normal" style:font-weight-asian="normal" style:font-weight-complex="normal"/>
    </style:style>
    <style:style style:name="T12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text-position="0% 100%" fo:font-style="italic" fo:font-weight="bold" officeooo:rsid="0025a023" style:font-style-asian="italic" style:font-weight-asian="bold" style:font-style-complex="italic" style:font-weight-complex="bold"/>
    </style:style>
    <style:style style:name="T15" style:family="text">
      <style:text-properties style:text-position="super 58%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mal Methods of Validation</text:p>
      <text:p text:style-name="P1"/>
      <text:list xml:id="list8367999949582849789" text:style-name="L1">
        <text:list-item>
          <text:p text:style-name="P6">Mathematically verifying the correctness of a software system </text:p>
        </text:list-item>
        <text:list-item>
          <text:p text:style-name="P7">A very attractive approach toward the correctness of computer-based control systems is that of model checking.</text:p>
        </text:list-item>
        <text:list-item>
          <text:p text:style-name="P7">Model checking is a formal verification technique which allows for desired behavioral properties of a given system to be verified on the basis of a suitable model of the system through systematic inspection of all states of the model.</text:p>
        </text:list-item>
        <text:list-item>
          <text:p text:style-name="P8">The system specification prescribes what the system should do and what not and thus constitutes the basis of verification process.</text:p>
        </text:list-item>
        <text:list-item>
          <text:p text:style-name="P8">DEFECT: If the system does not fulfill the specification.</text:p>
        </text:list-item>
        <text:list-item>
          <text:p text:style-name="P8">CORRECT: If the system satisfies the specifications</text:p>
        </text:list-item>
        <text:list-item>
          <text:p text:style-name="P8">We uses a verification technique called as model checking which is a software verification technique.</text:p>
        </text:list-item>
        <text:list-item>
          <text:p text:style-name="P8"><text:span text:style-name="T1">Model-based verification </text:span>techniques are based on models describing the possible system</text:p>
          <text:p text:style-name="P8">behavior in a mathematically precise and unambiguous manner.</text:p>
        </text:list-item>
        <text:list-item>
          <text:p text:style-name="P9">Models of the systems are expressed using <text:span text:style-name="T1">finite state automata – </text:span><text:span text:style-name="T2">finite set of states and set of transitions.</text:span></text:p>
        </text:list-item>
        <text:list-item>
          <text:p text:style-name="P13">To improve the quality of the model → simulation is done prior to verification→ which reduces the simpler errors before verification.</text:p>
        </text:list-item>
        <text:list-item>
          <text:p text:style-name="P13">Verification→ check whether we are building the things right.</text:p>
        </text:list-item>
        <text:list-item>
          <text:p text:style-name="P13">Validation→check whether the formal model is consistent with the informal conception of design. </text:p>
        </text:list-item>
        <text:list-item>
          <text:p text:style-name="P10"><text:span text:style-name="T4"><text:s/></text:span><text:span text:style-name="T9">Transition systems: </text:span><text:span text:style-name="T7">are basically directed graphs where nodes describes states and edges are transitions.</text:span></text:p>
        </text:list-item>
        <text:list-item>
          <text:p text:style-name="P11"><text:span text:style-name="T7">S →</text:span><text:span text:style-name="T6"> S’ actions</text:span></text:p>
        </text:list-item>
        <text:list-item>
          <text:p text:style-name="P11"><text:span text:style-name="T6">Labeled Transition system is a tuple of (S,S</text:span><text:span text:style-name="T3">0</text:span><text:span text:style-name="T6">,,A,→ ) </text:span></text:p>
        </text:list-item>
        <text:list-item>
          <text:p text:style-name="P11"><text:span text:style-name="T6">→ = (S</text:span><text:span text:style-name="T3">0</text:span><text:span text:style-name="T6">, A, S)</text:span></text:p>
        </text:list-item>
      </text:list>
      <text:p text:style-name="P14"/>
      <text:p text:style-name="P17">UPPAAL</text:p>
      <text:p text:style-name="P18"/>
      <text:p text:style-name="P19">Click on the edge and then edit the properties</text:p>
      <text:list xml:id="list7989052861407052784" text:style-name="L2">
        <text:list-item>
          <text:p text:style-name="P12"><text:span text:style-name="T10">Guard:</text:span><text:span text:style-name="T11">The condition that must me satisfied to perfrom the operation.</text:span></text:p>
        </text:list-item>
        <text:list-item>
          <text:p text:style-name="P12"><text:span text:style-name="T10">Update</text:span><text:span text:style-name="T11">: What needs to be done after the action has taken place</text:span><text:span text:style-name="T6"> </text:span></text:p>
        </text:list-item>
      </text:list>
      <text:p text:style-name="P15"/>
      <text:p text:style-name="P2"><text:span text:style-name="T5">Declarations:</text:span><text:span text:style-name="T6"> Do all the global declarations of he variables here.</text:span></text:p>
      <text:p text:style-name="P16"/>
      <text:p text:style-name="P3"><text:span text:style-name="T8">system declarations</text:span><text:span text:style-name="T6">: remove line 1&amp;2 and the add the name of the new automata created in the 4</text:span><text:span text:style-name="T15">th</text:span><text:span text:style-name="T6"> line </text:span><text:span text:style-name="T8">system </text:span><text:span text:style-name="T12">name1, name2,……</text:span></text:p>
      <text:p text:style-name="P20"/>
      <text:p text:style-name="P4"><text:bookmark-start text:name="__DdeLink__168_259378959"/><text:span text:style-name="T12">A[] not deadlock</text:span><text:bookmark-end text:name="__DdeLink__168_259378959"/><text:span text:style-name="T12"><text:tab/><text:tab/></text:span><text:span text:style-name="T14">deadlock</text:span></text:p>
      <text:p text:style-name="P21"/>
      <text:p text:style-name="P4"><text:span text:style-name="T12">Automata_1.S3 -→Automata_1.S4<text:tab/></text:span><text:span text:style-name="T14">starvation</text:span><text:span text:style-name="T12"><text:tab/></text:span></text:p>
      <text:p text:style-name="P21">Automata_2.S3 --&gt;Automata_2.S4</text:p>
      <text:p text:style-name="P21"/>
      <text:p text:style-name="P5"><text:span text:style-name="T12">A[] not(Automata_1.S4 and <text:s/>Automata_2.S4) <text:s text:c="3"/></text:span><text:span text:style-name="T13"><text:s/>mutual exclusion</text:span>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7:46:37.619683697</meta:creation-date>
    <dc:date>2018-10-12T17:36:34.351645402</dc:date>
    <meta:editing-duration>PT9H48M14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1" meta:paragraph-count="28" meta:word-count="329" meta:character-count="2057" meta:non-whitespace-character-count="1763"/>
  </office:meta>
</office:document-meta>
</file>